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/* ========================================</text:p>
      <text:p text:style-name="P1"><text:s text:c="3"/>CSS Variablen &amp; Root Styles</text:p>
      <text:p text:style-name="P1"><text:s text:c="3"/>======================================== */</text:p>
      <text:p text:style-name="P1"/>
      <text:p text:style-name="P1">:root {</text:p>
      <text:p text:style-name="P1"><text:s text:c="4"/>--primary-color: #1f2937;</text:p>
      <text:p text:style-name="P1"><text:s text:c="4"/>--secondary-color: #10b981;</text:p>
      <text:p text:style-name="P1"><text:s text:c="4"/>--accent-color: #f97316;</text:p>
      <text:p text:style-name="P1"><text:s text:c="4"/>--text-color: #1f2937;</text:p>
      <text:p text:style-name="P1"><text:s text:c="4"/>--text-light: #6b7280;</text:p>
      <text:p text:style-name="P1"><text:s text:c="4"/>--bg-color: #ffffff;</text:p>
      <text:p text:style-name="P1"><text:s text:c="4"/>--bg-light: #f9fafb;</text:p>
      <text:p text:style-name="P1"><text:s text:c="4"/>--border-color: #e5e7eb;</text:p>
      <text:p text:style-name="P1"><text:s text:c="4"/>--shadow: 0 4px 6px rgba(0, 0, 0, 0.07), 0 2px 4px rgba(0, 0, 0, 0.05);</text:p>
      <text:p text:style-name="P1"><text:s text:c="4"/>--shadow-lg: 0 20px 25px -5px rgba(0, 0, 0, 0.1);</text:p>
      <text:p text:style-name="P1"><text:s text:c="4"/>--radius: 12px;</text:p>
      <text:p text:style-name="P1"><text:s text:c="4"/>--transition: all 0.3s ease;</text:p>
      <text:p text:style-name="P1">}</text:p>
      <text:p text:style-name="P1"/>
      <text:p text:style-name="P1">* {</text:p>
      <text:p text:style-name="P1"><text:s text:c="4"/>margin: 0;</text:p>
      <text:p text:style-name="P1"><text:s text:c="4"/>padding: 0;</text:p>
      <text:p text:style-name="P1"><text:s text:c="4"/>box-sizing: border-box;</text:p>
      <text:p text:style-name="P1">}</text:p>
      <text:p text:style-name="P1"/>
      <text:p text:style-name="P1">body {</text:p>
      <text:p text:style-name="P1"><text:s text:c="4"/>font-family: -apple-system, BlinkMacSystemFont, 'Segoe UI', Roboto, 'Helvetica Neue', Arial, sans-serif;</text:p>
      <text:p text:style-name="P1"><text:s text:c="4"/>background-color: var(--bg-color);</text:p>
      <text:p text:style-name="P1"><text:s text:c="4"/>color: var(--text-color);</text:p>
      <text:p text:style-name="P1"><text:s text:c="4"/>line-height: 1.6;</text:p>
      <text:p text:style-name="P1">}</text:p>
      <text:p text:style-name="P1"/>
      <text:p text:style-name="P1">/* ========================================</text:p>
      <text:p text:style-name="P1"><text:s text:c="3"/>Container &amp; Layout</text:p>
      <text:p text:style-name="P1"><text:s text:c="3"/>======================================== */</text:p>
      <text:p text:style-name="P1"/>
      <text:p text:style-name="P1">.container {</text:p>
      <text:p text:style-name="P1"><text:s text:c="4"/>max-width: 1200px;</text:p>
      <text:p text:style-name="P1"><text:s text:c="4"/>margin: 0 auto;</text:p>
      <text:p text:style-name="P1"><text:s text:c="4"/>padding: 0 20px;</text:p>
      <text:p text:style-name="P1">}</text:p>
      <text:p text:style-name="P1"/>
      <text:p text:style-name="P1">/* ========================================</text:p>
      <text:p text:style-name="P1"><text:s text:c="3"/>Navigation</text:p>
      <text:p text:style-name="P1"><text:s text:c="3"/>======================================== */</text:p>
      <text:p text:style-name="P1"/>
      <text:p text:style-name="P1">.navbar {</text:p>
      <text:p text:style-name="P1"><text:s text:c="4"/>background-color: var(--bg-color);</text:p>
      <text:p text:style-name="P1"><text:s text:c="4"/>border-bottom: 1px solid var(--border-color);</text:p>
      <text:p text:style-name="P1"><text:s text:c="4"/>position: sticky;</text:p>
      <text:p text:style-name="P1"><text:s text:c="4"/>top: 0;</text:p>
      <text:p text:style-name="P1"><text:s text:c="4"/>z-index: 100;</text:p>
      <text:p text:style-name="P1"><text:s text:c="4"/>box-shadow: 0 1px 3px rgba(0, 0, 0, 0.05);</text:p>
      <text:p text:style-name="P1">}</text:p>
      <text:p text:style-name="P1"/>
      <text:p text:style-name="P1">.navbar .container {</text:p>
      <text:p text:style-name="P1"><text:s text:c="4"/>display: flex;</text:p>
      <text:p text:style-name="P1"><text:s text:c="4"/>justify-content: space-between;</text:p>
      <text:p text:style-name="P1"><text:s text:c="4"/>align-items: center;</text:p>
      <text:p text:style-name="P1"><text:s text:c="4"/>padding: 16px 20px;</text:p>
      <text:p text:style-name="P1">}</text:p>
      <text:p text:style-name="P1"/>
      <text:p text:style-name="P1">.nav-brand {</text:p>
      <text:p text:style-name="P1"><text:s text:c="4"/>font-size: 24px;</text:p>
      <text:p text:style-name="P1"><text:s text:c="4"/>font-weight: 700;</text:p>
      <text:p text:style-name="P1"><text:s text:c="4"/>color: var(--primary-color);</text:p>
      <text:p text:style-name="P1"><text:s text:c="4"/>letter-spacing: -0.5px;</text:p>
      <text:p text:style-name="P1">}</text:p>
      <text:p text:style-name="P1"/>
      <text:p text:style-name="P1">.nav-menu {</text:p>
      <text:p text:style-name="P1"><text:s text:c="4"/>display: flex;</text:p>
      <text:p text:style-name="P1"><text:s text:c="4"/>list-style: none;</text:p>
      <text:p text:style-name="P1"><text:s text:c="4"/>gap: 32px;</text:p>
      <text:p text:style-name="P1">}</text:p>
      <text:p text:style-name="P1"/>
      <text:p text:style-name="P1">.nav-menu a {</text:p>
      <text:p text:style-name="P1"><text:s text:c="4"/>text-decoration: none;</text:p>
      <text:p text:style-name="P1"><text:s text:c="4"/>color: var(--text-light);</text:p>
      <text:p text:style-name="P1"><text:s text:c="4"/>font-weight: 500;</text:p>
      <text:p text:style-name="P1"><text:s text:c="4"/>transition: var(--transition);</text:p>
      <text:p text:style-name="P1"><text:s text:c="4"/>position: relative;</text:p>
      <text:p text:style-name="P1">}</text:p>
      <text:p text:style-name="P1"/>
      <text:p text:style-name="P1">.nav-menu a:hover,</text:p>
      <text:p text:style-name="P1">.nav-menu a.active {</text:p>
      <text:p text:style-name="P1"><text:s text:c="4"/>color: var(--secondary-color);</text:p>
      <text:p text:style-name="P1">}</text:p>
      <text:p text:style-name="P1"/>
      <text:p text:style-name="P1">.nav-menu a.active::after {</text:p>
      <text:p text:style-name="P1"><text:s text:c="4"/>content: '';</text:p>
      <text:p text:style-name="P1"><text:s text:c="4"/>position: absolute;</text:p>
      <text:p text:style-name="P1"><text:s text:c="4"/>bottom: -8px;</text:p>
      <text:p text:style-name="P1"><text:s text:c="4"/>left: 0;</text:p>
      <text:p text:style-name="P1"><text:s text:c="4"/>right: 0;</text:p>
      <text:p text:style-name="P1"><text:s text:c="4"/>height: 3px;</text:p>
      <text:p text:style-name="P1"><text:s text:c="4"/>background-color: var(--secondary-color);</text:p>
      <text:p text:style-name="P1"><text:s text:c="4"/>border-radius: 2px;</text:p>
      <text:p text:style-name="P1">}</text:p>
      <text:p text:style-name="P1"/>
      <text:p text:style-name="P1">@media (max-width: 640px) {</text:p>
      <text:p text:style-name="P1"><text:s text:c="4"/>.nav-menu {</text:p>
      <text:p text:style-name="P1"><text:s text:c="8"/>gap: 16px;</text:p>
      <text:p text:style-name="P1"><text:s text:c="8"/>font-size: 14px;</text:p>
      <text:p text:style-name="P1"><text:s text:c="4"/>}</text:p>
      <text:p text:style-name="P1"><text:s text:c="4"/></text:p>
      <text:p text:style-name="P1"><text:s text:c="4"/>.nav-brand {</text:p>
      <text:p text:style-name="P1"><text:s text:c="8"/>font-size: 20px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Hero Section</text:p>
      <text:p text:style-name="P1"><text:s text:c="3"/>======================================== */</text:p>
      <text:p text:style-name="P1"/>
      <text:p text:style-name="P1">.hero {</text:p>
      <text:p text:style-name="P1"><text:s text:c="4"/>padding: 120px 20px;</text:p>
      <text:p text:style-name="P1"><text:s text:c="4"/>background: linear-gradient(135deg, #f9fafb 0%, #f3f4f6 100%);</text:p>
      <text:p text:style-name="P1"><text:s text:c="4"/>text-align: center;</text:p>
      <text:p text:style-name="P1">}</text:p>
      <text:p text:style-name="P1"/>
      <text:p text:style-name="P1">.hero.hero-small {</text:p>
      <text:p text:style-name="P1"><text:s text:c="4"/>padding: 80px 20px;</text:p>
      <text:p text:style-name="P1">}</text:p>
      <text:p text:style-name="P1"/>
      <text:p text:style-name="P1">.hero h1 {</text:p>
      <text:p text:style-name="P1"><text:s text:c="4"/>font-size: 56px;</text:p>
      <text:p text:style-name="P1"><text:s text:c="4"/>font-weight: 800;</text:p>
      <text:p text:style-name="P1"><text:s text:c="4"/>margin-bottom: 16px;</text:p>
      <text:p text:style-name="P1"><text:s text:c="4"/>color: var(--primary-color);</text:p>
      <text:p text:style-name="P1"><text:s text:c="4"/>letter-spacing: -1px;</text:p>
      <text:p text:style-name="P1">}</text:p>
      <text:p text:style-name="P1"/>
      <text:p text:style-name="P1">.hero-subtitle {</text:p>
      <text:p text:style-name="P1"><text:s text:c="4"/>font-size: 20px;</text:p>
      <text:p text:style-name="P1"><text:s text:c="4"/>color: var(--text-light);</text:p>
      <text:p text:style-name="P1"><text:s text:c="4"/>margin-bottom: 40px;</text:p>
      <text:p text:style-name="P1"><text:s text:c="4"/>font-weight: 500;</text:p>
      <text:p text:style-name="P1">}</text:p>
      <text:p text:style-name="P1"/>
      <text:p text:style-name="P1">.hero-buttons {</text:p>
      <text:p text:style-name="P1"><text:s text:c="4"/>display: flex;</text:p>
      <text:p text:style-name="P1"><text:s text:c="4"/>gap: 16px;</text:p>
      <text:p text:style-name="P1"><text:s text:c="4"/>justify-content: center;</text:p>
      <text:p text:style-name="P1"><text:s text:c="4"/>flex-wrap: wrap;</text:p>
      <text:p text:style-name="P1">}</text:p>
      <text:p text:style-name="P1"/>
      <text:p text:style-name="P1">@media (max-width: 640px) {</text:p>
      <text:p text:style-name="P1"><text:s text:c="4"/>.hero {</text:p>
      <text:p text:style-name="P1"><text:s text:c="8"/>padding: 80px 20px;</text:p>
      <text:p text:style-name="P1"><text:s text:c="4"/>}</text:p>
      <text:p text:style-name="P1"><text:s text:c="4"/></text:p>
      <text:p text:style-name="P1"><text:s text:c="4"/>.hero h1 {</text:p>
      <text:p text:style-name="P1"><text:s text:c="8"/>font-size: 36px;</text:p>
      <text:p text:style-name="P1"><text:s text:c="4"/>}</text:p>
      <text:p text:style-name="P1"><text:s text:c="4"/></text:p>
      <text:p text:style-name="P1"><text:s text:c="4"/>.hero-subtitle {</text:p>
      <text:p text:style-name="P1"><text:s text:c="8"/>font-size: 18px;</text:p>
      <text:p text:style-name="P1"><text:s text:c="4"/>}</text:p>
      <text:p text:style-name="P1"><text:s text:c="4"/></text:p>
      <text:p text:style-name="P1"><text:s text:c="4"/>.hero-buttons {</text:p>
      <text:p text:style-name="P1"><text:s text:c="8"/>flex-direction: column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Buttons</text:p>
      <text:p text:style-name="P1"><text:s text:c="3"/>======================================== */</text:p>
      <text:p text:style-name="P1"/>
      <text:p text:style-name="P1">.btn {</text:p>
      <text:p text:style-name="P1"><text:s text:c="4"/>display: inline-block;</text:p>
      <text:p text:style-name="P1"><text:s text:c="4"/>padding: 12px 32px;</text:p>
      <text:p text:style-name="P1"><text:s text:c="4"/>border-radius: var(--radius);</text:p>
      <text:p text:style-name="P1"><text:s text:c="4"/>text-decoration: none;</text:p>
      <text:p text:style-name="P1"><text:s text:c="4"/>font-weight: 600;</text:p>
      <text:p text:style-name="P1"><text:s text:c="4"/>border: 2px solid transparent;</text:p>
      <text:p text:style-name="P1"><text:s text:c="4"/>cursor: pointer;</text:p>
      <text:p text:style-name="P1"><text:s text:c="4"/>transition: var(--transition);</text:p>
      <text:p text:style-name="P1"><text:s text:c="4"/>font-size: 16px;</text:p>
      <text:p text:style-name="P1"><text:s text:c="4"/>text-align: center;</text:p>
      <text:p text:style-name="P1">}</text:p>
      <text:p text:style-name="P1"/>
      <text:p text:style-name="P1">.btn-primary {</text:p>
      <text:p text:style-name="P1"><text:s text:c="4"/>background-color: var(--secondary-color);</text:p>
      <text:p text:style-name="P1"><text:s text:c="4"/>color: white;</text:p>
      <text:p text:style-name="P1">}</text:p>
      <text:p text:style-name="P1"/>
      <text:p text:style-name="P1">.btn-primary:hover {</text:p>
      <text:p text:style-name="P1"><text:s text:c="4"/>background-color: #059669;</text:p>
      <text:p text:style-name="P1"><text:s text:c="4"/>transform: translateY(-2px);</text:p>
      <text:p text:style-name="P1"><text:s text:c="4"/>box-shadow: 0 10px 20px rgba(16, 185, 129, 0.2);</text:p>
      <text:p text:style-name="P1">}</text:p>
      <text:p text:style-name="P1"/>
      <text:p text:style-name="P1">.btn-secondary {</text:p>
      <text:p text:style-name="P1"><text:s text:c="4"/>background-color: transparent;</text:p>
      <text:p text:style-name="P1"><text:s text:c="4"/>color: var(--secondary-color);</text:p>
      <text:p text:style-name="P1"><text:s text:c="4"/>border-color: var(--secondary-color);</text:p>
      <text:p text:style-name="P1">}</text:p>
      <text:p text:style-name="P1"/>
      <text:p text:style-name="P1">.btn-secondary:hover {</text:p>
      <text:p text:style-name="P1"><text:s text:c="4"/>background-color: var(--secondary-color);</text:p>
      <text:p text:style-name="P1"><text:s text:c="4"/>color: white;</text:p>
      <text:p text:style-name="P1"><text:s text:c="4"/>transform: translateY(-2px);</text:p>
      <text:p text:style-name="P1">}</text:p>
      <text:p text:style-name="P1"/>
      <text:p text:style-name="P1">@media (max-width: 640px) {</text:p>
      <text:p text:style-name="P1"><text:s text:c="4"/>.btn {</text:p>
      <text:p text:style-name="P1"><text:s text:c="8"/>padding: 12px 24px;</text:p>
      <text:p text:style-name="P1"><text:s text:c="8"/>font-size: 14px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Features Section</text:p>
      <text:p text:style-name="P1"><text:s text:c="3"/>======================================== */</text:p>
      <text:p text:style-name="P1"/>
      <text:p text:style-name="P1">.features {</text:p>
      <text:p text:style-name="P1"><text:s text:c="4"/>padding: 80px 20px;</text:p>
      <text:p text:style-name="P1"><text:s text:c="4"/>background-color: var(--bg-color);</text:p>
      <text:p text:style-name="P1">}</text:p>
      <text:p text:style-name="P1"/>
      <text:p text:style-name="P1">.features h2 {</text:p>
      <text:p text:style-name="P1"><text:s text:c="4"/>font-size: 40px;</text:p>
      <text:p text:style-name="P1"><text:s text:c="4"/>font-weight: 700;</text:p>
      <text:p text:style-name="P1"><text:s text:c="4"/>text-align: center;</text:p>
      <text:p text:style-name="P1"><text:s text:c="4"/>margin-bottom: 60px;</text:p>
      <text:p text:style-name="P1"><text:s text:c="4"/>color: var(--primary-color);</text:p>
      <text:p text:style-name="P1">}</text:p>
      <text:p text:style-name="P1"/>
      <text:p text:style-name="P1">.features-grid {</text:p>
      <text:p text:style-name="P1"><text:s text:c="4"/>display: grid;</text:p>
      <text:p text:style-name="P1"><text:s text:c="4"/>grid-template-columns: repeat(auto-fit, minmax(300px, 1fr));</text:p>
      <text:p text:style-name="P1"><text:s text:c="4"/>gap: 32px;</text:p>
      <text:p text:style-name="P1">}</text:p>
      <text:p text:style-name="P1"/>
      <text:p text:style-name="P1">.feature-card {</text:p>
      <text:p text:style-name="P1"><text:s text:c="4"/>background-color: var(--bg-light);</text:p>
      <text:p text:style-name="P1"><text:s text:c="4"/>padding: 40px 32px;</text:p>
      <text:p text:style-name="P1"><text:s text:c="4"/>border-radius: var(--radius);</text:p>
      <text:p text:style-name="P1"><text:s text:c="4"/>text-align: center;</text:p>
      <text:p text:style-name="P1"><text:s text:c="4"/>transition: var(--transition);</text:p>
      <text:p text:style-name="P1"><text:s text:c="4"/>border: 1px solid var(--border-color);</text:p>
      <text:p text:style-name="P1">}</text:p>
      <text:p text:style-name="P1"/>
      <text:p text:style-name="P1">.feature-card:hover {</text:p>
      <text:p text:style-name="P1"><text:s text:c="4"/>transform: translateY(-8px);</text:p>
      <text:p text:style-name="P1"><text:s text:c="4"/>box-shadow: var(--shadow);</text:p>
      <text:p text:style-name="P1"><text:s text:c="4"/>border-color: var(--secondary-color);</text:p>
      <text:p text:style-name="P1">}</text:p>
      <text:p text:style-name="P1"/>
      <text:p text:style-name="P1">.feature-icon {</text:p>
      <text:p text:style-name="P1"><text:s text:c="4"/>font-size: 48px;</text:p>
      <text:p text:style-name="P1"><text:s text:c="4"/>margin-bottom: 16px;</text:p>
      <text:p text:style-name="P1"><text:s text:c="4"/>display: block;</text:p>
      <text:p text:style-name="P1">}</text:p>
      <text:p text:style-name="P1"/>
      <text:p text:style-name="P1">.feature-card h3 {</text:p>
      <text:p text:style-name="P1"><text:s text:c="4"/>font-size: 20px;</text:p>
      <text:p text:style-name="P1"><text:s text:c="4"/>margin-bottom: 12px;</text:p>
      <text:p text:style-name="P1"><text:s text:c="4"/>color: var(--primary-color);</text:p>
      <text:p text:style-name="P1">}</text:p>
      <text:p text:style-name="P1"/>
      <text:p text:style-name="P1">.feature-card p {</text:p>
      <text:p text:style-name="P1"><text:s text:c="4"/>color: var(--text-light);</text:p>
      <text:p text:style-name="P1"><text:s text:c="4"/>font-size: 14px;</text:p>
      <text:p text:style-name="P1"><text:s text:c="4"/>line-height: 1.6;</text:p>
      <text:p text:style-name="P1">}</text:p>
      <text:p text:style-name="P1"/>
      <text:p text:style-name="P1">@media (max-width: 640px) {</text:p>
      <text:p text:style-name="P1"><text:s text:c="4"/>.features {</text:p>
      <text:p text:style-name="P1"><text:s text:c="8"/>padding: 60px 20px;</text:p>
      <text:p text:style-name="P1"><text:s text:c="4"/>}</text:p>
      <text:p text:style-name="P1"><text:s text:c="4"/></text:p>
      <text:p text:style-name="P1"><text:s text:c="4"/>.features h2 {</text:p>
      <text:p text:style-name="P1"><text:s text:c="8"/>font-size: 28px;</text:p>
      <text:p text:style-name="P1"><text:s text:c="8"/>margin-bottom: 40px;</text:p>
      <text:p text:style-name="P1"><text:s text:c="4"/>}</text:p>
      <text:p text:style-name="P1"><text:s text:c="4"/></text:p>
      <text:p text:style-name="P1"><text:s text:c="4"/>.features-grid {</text:p>
      <text:p text:style-name="P1"><text:s text:c="8"/>gap: 20px;</text:p>
      <text:p text:style-name="P1"><text:s text:c="4"/>}</text:p>
      <text:p text:style-name="P1"><text:s text:c="4"/></text:p>
      <text:p text:style-name="P1"><text:s text:c="4"/>.feature-card {</text:p>
      <text:p text:style-name="P1"><text:s text:c="8"/>padding: 24px 20px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Reels Section</text:p>
      <text:p text:style-name="P1"><text:s text:c="3"/>======================================== */</text:p>
      <text:p text:style-name="P1"/>
      <text:p text:style-name="P1">.reels {</text:p>
      <text:p text:style-name="P1"><text:s text:c="4"/>padding: 80px 20px;</text:p>
      <text:p text:style-name="P1"><text:s text:c="4"/>background-color: var(--bg-light);</text:p>
      <text:p text:style-name="P1">}</text:p>
      <text:p text:style-name="P1"/>
      <text:p text:style-name="P1">.reels h2 {</text:p>
      <text:p text:style-name="P1"><text:s text:c="4"/>font-size: 40px;</text:p>
      <text:p text:style-name="P1"><text:s text:c="4"/>font-weight: 700;</text:p>
      <text:p text:style-name="P1"><text:s text:c="4"/>text-align: center;</text:p>
      <text:p text:style-name="P1"><text:s text:c="4"/>margin-bottom: 60px;</text:p>
      <text:p text:style-name="P1"><text:s text:c="4"/>color: var(--primary-color);</text:p>
      <text:p text:style-name="P1">}</text:p>
      <text:p text:style-name="P1"/>
      <text:p text:style-name="P1">.reels-grid {</text:p>
      <text:p text:style-name="P1"><text:s text:c="4"/>display: grid;</text:p>
      <text:p text:style-name="P1"><text:s text:c="4"/>grid-template-columns: repeat(auto-fit, minmax(250px, 1fr));</text:p>
      <text:p text:style-name="P1"><text:s text:c="4"/>gap: 24px;</text:p>
      <text:p text:style-name="P1">}</text:p>
      <text:p text:style-name="P1"/>
      <text:p text:style-name="P1">.reel-card {</text:p>
      <text:p text:style-name="P1"><text:s text:c="4"/>background-color: var(--bg-color);</text:p>
      <text:p text:style-name="P1"><text:s text:c="4"/>border-radius: var(--radius);</text:p>
      <text:p text:style-name="P1"><text:s text:c="4"/>overflow: hidden;</text:p>
      <text:p text:style-name="P1"><text:s text:c="4"/>aspect-ratio: 9 / 16;</text:p>
      <text:p text:style-name="P1"><text:s text:c="4"/>box-shadow: var(--shadow);</text:p>
      <text:p text:style-name="P1"><text:s text:c="4"/>transition: var(--transition);</text:p>
      <text:p text:style-name="P1"><text:s text:c="4"/>cursor: pointer;</text:p>
      <text:p text:style-name="P1">}</text:p>
      <text:p text:style-name="P1"/>
      <text:p text:style-name="P1">.reel-card:hover {</text:p>
      <text:p text:style-name="P1"><text:s text:c="4"/>transform: scale(1.02);</text:p>
      <text:p text:style-name="P1"><text:s text:c="4"/>box-shadow: var(--shadow-lg);</text:p>
      <text:p text:style-name="P1">}</text:p>
      <text:p text:style-name="P1"/>
      <text:p text:style-name="P1">.reel-placeholder {</text:p>
      <text:p text:style-name="P1"><text:s text:c="4"/>width: 100%;</text:p>
      <text:p text:style-name="P1"><text:s text:c="4"/>height: 100%;</text:p>
      <text:p text:style-name="P1"><text:s text:c="4"/>display: flex;</text:p>
      <text:p text:style-name="P1"><text:s text:c="4"/>align-items: center;</text:p>
      <text:p text:style-name="P1"><text:s text:c="4"/>justify-content: center;</text:p>
      <text:p text:style-name="P1"><text:s text:c="4"/>background: linear-gradient(135deg, #e0e7ff 0%, #f3e8ff 100%);</text:p>
      <text:p text:style-name="P1"><text:s text:c="4"/>font-size: 14px;</text:p>
      <text:p text:style-name="P1"><text:s text:c="4"/>font-weight: 600;</text:p>
      <text:p text:style-name="P1"><text:s text:c="4"/>color: var(--primary-color);</text:p>
      <text:p text:style-name="P1">}</text:p>
      <text:p text:style-name="P1"/>
      <text:p text:style-name="P1">@media (max-width: 640px) {</text:p>
      <text:p text:style-name="P1"><text:s text:c="4"/>.reels {</text:p>
      <text:p text:style-name="P1"><text:s text:c="8"/>padding: 60px 20px;</text:p>
      <text:p text:style-name="P1"><text:s text:c="4"/>}</text:p>
      <text:p text:style-name="P1"><text:s text:c="4"/></text:p>
      <text:p text:style-name="P1"><text:s text:c="4"/>.reels h2 {</text:p>
      <text:p text:style-name="P1"><text:s text:c="8"/>font-size: 28px;</text:p>
      <text:p text:style-name="P1"><text:s text:c="8"/>margin-bottom: 40px;</text:p>
      <text:p text:style-name="P1"><text:s text:c="4"/>}</text:p>
      <text:p text:style-name="P1"><text:s text:c="4"/></text:p>
      <text:p text:style-name="P1"><text:s text:c="4"/>.reels-grid {</text:p>
      <text:p text:style-name="P1"><text:s text:c="8"/>grid-template-columns: repeat(2, 1fr);</text:p>
      <text:p text:style-name="P1"><text:s text:c="8"/>gap: 16px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Content Section</text:p>
      <text:p text:style-name="P1"><text:s text:c="3"/>======================================== */</text:p>
      <text:p text:style-name="P1"/>
      <text:p text:style-name="P1">.content-section {</text:p>
      <text:p text:style-name="P1"><text:s text:c="4"/>padding: 80px 20px;</text:p>
      <text:p text:style-name="P1"><text:s text:c="4"/>background-color: var(--bg-color);</text:p>
      <text:p text:style-name="P1">}</text:p>
      <text:p text:style-name="P1"/>
      <text:p text:style-name="P1">.content-block {</text:p>
      <text:p text:style-name="P1"><text:s text:c="4"/>max-width: 800px;</text:p>
      <text:p text:style-name="P1"><text:s text:c="4"/>margin: 0 auto 60px;</text:p>
      <text:p text:style-name="P1">}</text:p>
      <text:p text:style-name="P1"/>
      <text:p text:style-name="P1">.content-block h2 {</text:p>
      <text:p text:style-name="P1"><text:s text:c="4"/>font-size: 32px;</text:p>
      <text:p text:style-name="P1"><text:s text:c="4"/>font-weight: 700;</text:p>
      <text:p text:style-name="P1"><text:s text:c="4"/>margin-bottom: 24px;</text:p>
      <text:p text:style-name="P1"><text:s text:c="4"/>color: var(--primary-color);</text:p>
      <text:p text:style-name="P1">}</text:p>
      <text:p text:style-name="P1"/>
      <text:p text:style-name="P1">.content-block p {</text:p>
      <text:p text:style-name="P1"><text:s text:c="4"/>font-size: 16px;</text:p>
      <text:p text:style-name="P1"><text:s text:c="4"/>line-height: 1.8;</text:p>
      <text:p text:style-name="P1"><text:s text:c="4"/>color: var(--text-light);</text:p>
      <text:p text:style-name="P1"><text:s text:c="4"/>margin-bottom: 16px;</text:p>
      <text:p text:style-name="P1">}</text:p>
      <text:p text:style-name="P1"/>
      <text:p text:style-name="P1">.cta-block {</text:p>
      <text:p text:style-name="P1"><text:s text:c="4"/>max-width: 600px;</text:p>
      <text:p text:style-name="P1"><text:s text:c="4"/>margin: 60px auto 0;</text:p>
      <text:p text:style-name="P1"><text:s text:c="4"/>padding: 48px;</text:p>
      <text:p text:style-name="P1"><text:s text:c="4"/>background-color: var(--bg-light);</text:p>
      <text:p text:style-name="P1"><text:s text:c="4"/>border-radius: var(--radius);</text:p>
      <text:p text:style-name="P1"><text:s text:c="4"/>text-align: center;</text:p>
      <text:p text:style-name="P1"><text:s text:c="4"/>border: 2px solid var(--border-color);</text:p>
      <text:p text:style-name="P1">}</text:p>
      <text:p text:style-name="P1"/>
      <text:p text:style-name="P1">.cta-block h3 {</text:p>
      <text:p text:style-name="P1"><text:s text:c="4"/>font-size: 24px;</text:p>
      <text:p text:style-name="P1"><text:s text:c="4"/>margin-bottom: 16px;</text:p>
      <text:p text:style-name="P1"><text:s text:c="4"/>color: var(--primary-color);</text:p>
      <text:p text:style-name="P1">}</text:p>
      <text:p text:style-name="P1"/>
      <text:p text:style-name="P1">.cta-block p {</text:p>
      <text:p text:style-name="P1"><text:s text:c="4"/>margin-bottom: 24px;</text:p>
      <text:p text:style-name="P1">}</text:p>
      <text:p text:style-name="P1"/>
      <text:p text:style-name="P1">@media (max-width: 640px) {</text:p>
      <text:p text:style-name="P1"><text:s text:c="4"/>.content-section {</text:p>
      <text:p text:style-name="P1"><text:s text:c="8"/>padding: 60px 20px;</text:p>
      <text:p text:style-name="P1"><text:s text:c="4"/>}</text:p>
      <text:p text:style-name="P1"><text:s text:c="4"/></text:p>
      <text:p text:style-name="P1"><text:s text:c="4"/>.content-block h2 {</text:p>
      <text:p text:style-name="P1"><text:s text:c="8"/>font-size: 24px;</text:p>
      <text:p text:style-name="P1"><text:s text:c="4"/>}</text:p>
      <text:p text:style-name="P1"><text:s text:c="4"/></text:p>
      <text:p text:style-name="P1"><text:s text:c="4"/>.cta-block {</text:p>
      <text:p text:style-name="P1"><text:s text:c="8"/>padding: 32px 24px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Contact Section</text:p>
      <text:p text:style-name="P1"><text:s text:c="3"/>======================================== */</text:p>
      <text:p text:style-name="P1"/>
      <text:p text:style-name="P1">.contact-section {</text:p>
      <text:p text:style-name="P1"><text:s text:c="4"/>padding: 80px 20px;</text:p>
      <text:p text:style-name="P1"><text:s text:c="4"/>background-color: var(--bg-color);</text:p>
      <text:p text:style-name="P1">}</text:p>
      <text:p text:style-name="P1"/>
      <text:p text:style-name="P1">.contact-wrapper {</text:p>
      <text:p text:style-name="P1"><text:s text:c="4"/>display: grid;</text:p>
      <text:p text:style-name="P1"><text:s text:c="4"/>grid-template-columns: 1fr 1fr;</text:p>
      <text:p text:style-name="P1"><text:s text:c="4"/>gap: 60px;</text:p>
      <text:p text:style-name="P1"><text:s text:c="4"/>max-width: 1000px;</text:p>
      <text:p text:style-name="P1"><text:s text:c="4"/>margin: 0 auto;</text:p>
      <text:p text:style-name="P1">}</text:p>
      <text:p text:style-name="P1"/>
      <text:p text:style-name="P1">.contact-form-block h2,</text:p>
      <text:p text:style-name="P1">.contact-info-block h2 {</text:p>
      <text:p text:style-name="P1"><text:s text:c="4"/>font-size: 28px;</text:p>
      <text:p text:style-name="P1"><text:s text:c="4"/>font-weight: 700;</text:p>
      <text:p text:style-name="P1"><text:s text:c="4"/>margin-bottom: 24px;</text:p>
      <text:p text:style-name="P1"><text:s text:c="4"/>color: var(--primary-color);</text:p>
      <text:p text:style-name="P1">}</text:p>
      <text:p text:style-name="P1"/>
      <text:p text:style-name="P1">.note {</text:p>
      <text:p text:style-name="P1"><text:s text:c="4"/>background-color: #fef3c7;</text:p>
      <text:p text:style-name="P1"><text:s text:c="4"/>border-left: 4px solid #f59e0b;</text:p>
      <text:p text:style-name="P1"><text:s text:c="4"/>padding: 16px;</text:p>
      <text:p text:style-name="P1"><text:s text:c="4"/>border-radius: 8px;</text:p>
      <text:p text:style-name="P1"><text:s text:c="4"/>margin-bottom: 32px;</text:p>
      <text:p text:style-name="P1"><text:s text:c="4"/>font-size: 14px;</text:p>
      <text:p text:style-name="P1"><text:s text:c="4"/>color: #92400e;</text:p>
      <text:p text:style-name="P1">}</text:p>
      <text:p text:style-name="P1"/>
      <text:p text:style-name="P1">.contact-form {</text:p>
      <text:p text:style-name="P1"><text:s text:c="4"/>display: flex;</text:p>
      <text:p text:style-name="P1"><text:s text:c="4"/>flex-direction: column;</text:p>
      <text:p text:style-name="P1"><text:s text:c="4"/>gap: 24px;</text:p>
      <text:p text:style-name="P1">}</text:p>
      <text:p text:style-name="P1"/>
      <text:p text:style-name="P1">.form-group {</text:p>
      <text:p text:style-name="P1"><text:s text:c="4"/>display: flex;</text:p>
      <text:p text:style-name="P1"><text:s text:c="4"/>flex-direction: column;</text:p>
      <text:p text:style-name="P1">}</text:p>
      <text:p text:style-name="P1"/>
      <text:p text:style-name="P1">.form-group label {</text:p>
      <text:p text:style-name="P1"><text:s text:c="4"/>font-weight: 600;</text:p>
      <text:p text:style-name="P1"><text:s text:c="4"/>margin-bottom: 8px;</text:p>
      <text:p text:style-name="P1"><text:s text:c="4"/>color: var(--primary-color);</text:p>
      <text:p text:style-name="P1">}</text:p>
      <text:p text:style-name="P1"/>
      <text:p text:style-name="P1">.form-group input,</text:p>
      <text:p text:style-name="P1">.form-group textarea {</text:p>
      <text:p text:style-name="P1"><text:s text:c="4"/>padding: 12px 16px;</text:p>
      <text:p text:style-name="P1"><text:s text:c="4"/>border: 1px solid var(--border-color);</text:p>
      <text:p text:style-name="P1"><text:s text:c="4"/>border-radius: 8px;</text:p>
      <text:p text:style-name="P1"><text:s text:c="4"/>font-family: inherit;</text:p>
      <text:p text:style-name="P1"><text:s text:c="4"/>font-size: 16px;</text:p>
      <text:p text:style-name="P1"><text:s text:c="4"/>transition: var(--transition);</text:p>
      <text:p text:style-name="P1">}</text:p>
      <text:p text:style-name="P1"/>
      <text:p text:style-name="P1">.form-group input:focus,</text:p>
      <text:p text:style-name="P1">.form-group textarea:focus {</text:p>
      <text:p text:style-name="P1"><text:s text:c="4"/>outline: none;</text:p>
      <text:p text:style-name="P1"><text:s text:c="4"/>border-color: var(--secondary-color);</text:p>
      <text:p text:style-name="P1"><text:s text:c="4"/>box-shadow: 0 0 0 3px rgba(16, 185, 129, 0.1);</text:p>
      <text:p text:style-name="P1">}</text:p>
      <text:p text:style-name="P1"/>
      <text:p text:style-name="P1">.form-message {</text:p>
      <text:p text:style-name="P1"><text:s text:c="4"/>padding: 16px;</text:p>
      <text:p text:style-name="P1"><text:s text:c="4"/>border-radius: 8px;</text:p>
      <text:p text:style-name="P1"><text:s text:c="4"/>text-align: center;</text:p>
      <text:p text:style-name="P1"><text:s text:c="4"/>font-weight: 600;</text:p>
      <text:p text:style-name="P1"><text:s text:c="4"/>margin-top: 16px;</text:p>
      <text:p text:style-name="P1">}</text:p>
      <text:p text:style-name="P1"/>
      <text:p text:style-name="P1">.form-message.success {</text:p>
      <text:p text:style-name="P1"><text:s text:c="4"/>background-color: #d1fae5;</text:p>
      <text:p text:style-name="P1"><text:s text:c="4"/>color: #065f46;</text:p>
      <text:p text:style-name="P1">}</text:p>
      <text:p text:style-name="P1"/>
      <text:p text:style-name="P1">.form-message.error {</text:p>
      <text:p text:style-name="P1"><text:s text:c="4"/>background-color: #fee2e2;</text:p>
      <text:p text:style-name="P1"><text:s text:c="4"/>color: #991b1b;</text:p>
      <text:p text:style-name="P1">}</text:p>
      <text:p text:style-name="P1"/>
      <text:p text:style-name="P1">.contact-info-block p {</text:p>
      <text:p text:style-name="P1"><text:s text:c="4"/>color: var(--text-light);</text:p>
      <text:p text:style-name="P1"><text:s text:c="4"/>margin-bottom: 24px;</text:p>
      <text:p text:style-name="P1">}</text:p>
      <text:p text:style-name="P1"/>
      <text:p text:style-name="P1">.contact-methods {</text:p>
      <text:p text:style-name="P1"><text:s text:c="4"/>display: flex;</text:p>
      <text:p text:style-name="P1"><text:s text:c="4"/>flex-direction: column;</text:p>
      <text:p text:style-name="P1"><text:s text:c="4"/>gap: 24px;</text:p>
      <text:p text:style-name="P1">}</text:p>
      <text:p text:style-name="P1"/>
      <text:p text:style-name="P1">.contact-method {</text:p>
      <text:p text:style-name="P1"><text:s text:c="4"/>background-color: var(--bg-light);</text:p>
      <text:p text:style-name="P1"><text:s text:c="4"/>padding: 24px;</text:p>
      <text:p text:style-name="P1"><text:s text:c="4"/>border-radius: var(--radius);</text:p>
      <text:p text:style-name="P1"><text:s text:c="4"/>border: 1px solid var(--border-color);</text:p>
      <text:p text:style-name="P1">}</text:p>
      <text:p text:style-name="P1"/>
      <text:p text:style-name="P1">.contact-method h3 {</text:p>
      <text:p text:style-name="P1"><text:s text:c="4"/>font-size: 18px;</text:p>
      <text:p text:style-name="P1"><text:s text:c="4"/>margin-bottom: 12px;</text:p>
      <text:p text:style-name="P1"><text:s text:c="4"/>color: var(--primary-color);</text:p>
      <text:p text:style-name="P1">}</text:p>
      <text:p text:style-name="P1"/>
      <text:p text:style-name="P1">.contact-method p {</text:p>
      <text:p text:style-name="P1"><text:s text:c="4"/>margin: 0;</text:p>
      <text:p text:style-name="P1">}</text:p>
      <text:p text:style-name="P1"/>
      <text:p text:style-name="P1">@media (max-width: 768px) {</text:p>
      <text:p text:style-name="P1"><text:s text:c="4"/>.contact-wrapper {</text:p>
      <text:p text:style-name="P1"><text:s text:c="8"/>grid-template-columns: 1fr;</text:p>
      <text:p text:style-name="P1"><text:s text:c="8"/>gap: 40px;</text:p>
      <text:p text:style-name="P1"><text:s text:c="4"/>}</text:p>
      <text:p text:style-name="P1">}</text:p>
      <text:p text:style-name="P1"/>
      <text:p text:style-name="P1">@media (max-width: 640px) {</text:p>
      <text:p text:style-name="P1"><text:s text:c="4"/>.contact-section {</text:p>
      <text:p text:style-name="P1"><text:s text:c="8"/>padding: 60px 20px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Footer</text:p>
      <text:p text:style-name="P1"><text:s text:c="3"/>======================================== */</text:p>
      <text:p text:style-name="P1"/>
      <text:p text:style-name="P1">.footer {</text:p>
      <text:p text:style-name="P1"><text:s text:c="4"/>background-color: var(--primary-color);</text:p>
      <text:p text:style-name="P1"><text:s text:c="4"/>color: white;</text:p>
      <text:p text:style-name="P1"><text:s text:c="4"/>padding: 60px 20px 20px;</text:p>
      <text:p text:style-name="P1"><text:s text:c="4"/>margin-top: 80px;</text:p>
      <text:p text:style-name="P1">}</text:p>
      <text:p text:style-name="P1"/>
      <text:p text:style-name="P1">.footer-content {</text:p>
      <text:p text:style-name="P1"><text:s text:c="4"/>display: grid;</text:p>
      <text:p text:style-name="P1"><text:s text:c="4"/>grid-template-columns: repeat(auto-fit, minmax(250px, 1fr));</text:p>
      <text:p text:style-name="P1"><text:s text:c="4"/>gap: 40px;</text:p>
      <text:p text:style-name="P1"><text:s text:c="4"/>margin-bottom: 40px;</text:p>
      <text:p text:style-name="P1">}</text:p>
      <text:p text:style-name="P1"/>
      <text:p text:style-name="P1">.footer-section h4 {</text:p>
      <text:p text:style-name="P1"><text:s text:c="4"/>font-size: 18px;</text:p>
      <text:p text:style-name="P1"><text:s text:c="4"/>margin-bottom: 12px;</text:p>
      <text:p text:style-name="P1">}</text:p>
      <text:p text:style-name="P1"/>
      <text:p text:style-name="P1">.footer-section p {</text:p>
      <text:p text:style-name="P1"><text:s text:c="4"/>color: rgba(255, 255, 255, 0.7);</text:p>
      <text:p text:style-name="P1"><text:s text:c="4"/>font-size: 14px;</text:p>
      <text:p text:style-name="P1"><text:s text:c="4"/>line-height: 1.6;</text:p>
      <text:p text:style-name="P1">}</text:p>
      <text:p text:style-name="P1"/>
      <text:p text:style-name="P1">.social-links {</text:p>
      <text:p text:style-name="P1"><text:s text:c="4"/>list-style: none;</text:p>
      <text:p text:style-name="P1"><text:s text:c="4"/>display: flex;</text:p>
      <text:p text:style-name="P1"><text:s text:c="4"/>flex-direction: column;</text:p>
      <text:p text:style-name="P1"><text:s text:c="4"/>gap: 8px;</text:p>
      <text:p text:style-name="P1">}</text:p>
      <text:p text:style-name="P1"/>
      <text:p text:style-name="P1">.social-links a {</text:p>
      <text:p text:style-name="P1"><text:s text:c="4"/>color: rgba(255, 255, 255, 0.7);</text:p>
      <text:p text:style-name="P1"><text:s text:c="4"/>text-decoration: none;</text:p>
      <text:p text:style-name="P1"><text:s text:c="4"/>transition: var(--transition);</text:p>
      <text:p text:style-name="P1"><text:s text:c="4"/>font-size: 14px;</text:p>
      <text:p text:style-name="P1">}</text:p>
      <text:p text:style-name="P1"/>
      <text:p text:style-name="P1">.social-links a:hover {</text:p>
      <text:p text:style-name="P1"><text:s text:c="4"/>color: var(--secondary-color);</text:p>
      <text:p text:style-name="P1">}</text:p>
      <text:p text:style-name="P1"/>
      <text:p text:style-name="P1">.footer-bottom {</text:p>
      <text:p text:style-name="P1"><text:s text:c="4"/>border-top: 1px solid rgba(255, 255, 255, 0.1);</text:p>
      <text:p text:style-name="P1"><text:s text:c="4"/>padding-top: 20px;</text:p>
      <text:p text:style-name="P1"><text:s text:c="4"/>text-align: center;</text:p>
      <text:p text:style-name="P1"><text:s text:c="4"/>font-size: 13px;</text:p>
      <text:p text:style-name="P1"><text:s text:c="4"/>color: rgba(255, 255, 255, 0.6);</text:p>
      <text:p text:style-name="P1">}</text:p>
      <text:p text:style-name="P1"/>
      <text:p text:style-name="P1">@media (max-width: 640px) {</text:p>
      <text:p text:style-name="P1"><text:s text:c="4"/>.footer {</text:p>
      <text:p text:style-name="P1"><text:s text:c="8"/>padding: 40px 20px 20px;</text:p>
      <text:p text:style-name="P1"><text:s text:c="4"/>}</text:p>
      <text:p text:style-name="P1"><text:s text:c="4"/></text:p>
      <text:p text:style-name="P1"><text:s text:c="4"/>.footer-content {</text:p>
      <text:p text:style-name="P1"><text:s text:c="8"/>gap: 24px;</text:p>
      <text:p text:style-name="P1"><text:s text:c="4"/>}</text:p>
      <text:p text:style-name="P1">}</text:p>
      <text:p text:style-name="P1"/>
      <text:p text:style-name="P1">/* ========================================</text:p>
      <text:p text:style-name="P1"><text:s text:c="3"/>Utilities &amp; Helpers</text:p>
      <text:p text:style-name="P1"><text:s text:c="3"/>======================================== */</text:p>
      <text:p text:style-name="P1"/>
      <text:p text:style-name="P1">@media (prefers-reduced-motion: reduce) {</text:p>
      <text:p text:style-name="P1"><text:s text:c="4"/>* {</text:p>
      <text:p text:style-name="P1"><text:s text:c="8"/>animation-duration: 0.01ms !important;</text:p>
      <text:p text:style-name="P1"><text:s text:c="8"/>animation-iteration-count: 1 !important;</text:p>
      <text:p text:style-name="P1"><text:s text:c="8"/>transition-duration: 0.01ms !important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